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671</text:p>
          </table:table-cell>
          <table:table-cell table:style-name="ce1" office:value-type="string">
            <text:p>公文・２歳からの数字</text:p>
            <text:p>迷路。多少分岐があるので注意して進みます。</text:p>
          </table:table-cell>
          <table:table-cell table:style-name="ce1" office:value-type="string">
            <text:p>将棋タウン「将棋幼稚園」マナーについて</text:p>
            <text:p>待ったの禁止・開始と終了の挨拶・持ち駒の扱い方・助言の禁止</text:p>
          </table:table-cell>
          <table:table-cell table:style-name="ce1" office:value-type="string">
            <text:p>サイト「ゼロから始める将棋研究所」</text:p>
            <text:p>相手の玉将を先に撮った人が勝ち。</text:p>
          </table:table-cell>
          <table:table-cell table:style-name="ce1" office:value-type="string">
            <text:p>練習局面課題演習　ＡＩ将棋１２　１級　１周目　第１問</text:p>
            <text:p>０．０００７７％　－４０４１　５７級　たまご</text:p>
            <text:p>達成率アップ！</text:p>
            <text:p>将棋の開始から終了までの流れを確認しています。自分の手番の時に何が出来るかを学びましたね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672</text:p>
          </table:table-cell>
          <table:table-cell table:style-name="ce1" office:value-type="string">
            <text:p>公文・２歳からの平仮名</text:p>
            <text:p>ヒマワリを題材にした運筆練習。道筋がかなり複雑になっています。</text:p>
          </table:table-cell>
          <table:table-cell table:style-name="ce1" office:value-type="string">
            <text:p>将棋タウン「将棋幼稚園」マナーについて</text:p>
            <text:p>王将と玉将・空打ちや叩きつけの禁止・手の戻しの禁止・長考の配慮・私語禁止・感想戦</text:p>
          </table:table-cell>
          <table:table-cell table:style-name="ce1" office:value-type="string">
            <text:p>サイト「ゼロから始める将棋研究所」</text:p>
            <text:p>これ、単に王手してるだけやん。</text:p>
          </table:table-cell>
          <table:table-cell table:style-name="ce1" office:value-type="string">
            <text:p>練習局面課題演習　ＡＩ将棋１３　１級　１周目　第１問</text:p>
            <text:p>０．０００７７％　－４０４０　５７級　たまご</text:p>
            <text:p>絶対レートアップ！</text:p>
            <text:p>対局の準備から対局が終わるまで、一通りの将棋の流れを見ることで、将棋とはどういうものかを掴みましたね。さて、本格的な学習の準備はまだまだ続きますが、しっかり努力して結果を出したいと思います！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154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0">2022/07/10</text:date>, <text:time>19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10H52M43S</meta:editing-duration>
    <meta:editing-cycles>192</meta:editing-cycles>
    <meta:generator>OpenOffice/4.1.6$Win32 OpenOffice.org_project/416m1$Build-9790</meta:generator>
    <dc:date>2022-07-10T19:08:05.79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